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標楷體" svg:font-family="標楷體" style:font-family-generic="script" style:font-pitch="fixed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  <style:font-face style:name="細明體" svg:font-family="細明體" style:font-family-generic="modern" style:font-pitch="fixed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officeooo:paragraph-rsid="0025c232" style:language-asian="zh" style:country-asian="TW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fo:font-weight="normal" officeooo:rsid="0024e4f9" officeooo:paragraph-rsid="002202e5" style:language-asian="zh" style:country-asian="TW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officeooo:paragraph-rsid="002202e5"/>
    </style:style>
    <style:style style:name="P5" style:family="paragraph" style:parent-style-name="Standard">
      <loext:graphic-properties draw:fill="none"/>
      <style:paragraph-properties fo:margin-left="0cm" fo:margin-right="0cm" fo:text-indent="0.801cm" style:auto-text-indent="false" fo:break-before="page" fo:background-color="transparent"/>
      <style:text-properties officeooo:paragraph-rsid="002202e5"/>
    </style:style>
    <style:style style:name="P6" style:family="paragraph" style:parent-style-name="Standard">
      <style:paragraph-properties fo:break-before="page"/>
      <style:text-properties officeooo:paragraph-rsid="002498ca"/>
    </style:style>
    <style:style style:name="P7" style:family="paragraph" style:parent-style-name="Standard">
      <style:text-properties officeooo:paragraph-rsid="0025c232"/>
    </style:style>
    <style:style style:name="P8" style:family="paragraph" style:parent-style-name="Standard">
      <style:text-properties officeooo:paragraph-rsid="0026dd0c" style:language-asian="zh" style:country-asian="TW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Standard">
      <style:text-properties officeooo:rsid="002b4b1d" officeooo:paragraph-rsid="002b4b1d" style:language-asian="zh" style:country-asian="TW"/>
    </style:style>
    <style:style style:name="P11" style:family="paragraph" style:parent-style-name="Standard">
      <style:text-properties officeooo:rsid="002b4b1d" officeooo:paragraph-rsid="002ebb05" style:language-asian="zh" style:country-asian="TW"/>
    </style:style>
    <style:style style:name="P12" style:family="paragraph" style:parent-style-name="Standard">
      <style:text-properties officeooo:paragraph-rsid="002ebb05" style:language-asian="zh" style:country-asian="TW"/>
    </style:style>
    <style:style style:name="P13" style:family="paragraph" style:parent-style-name="Standard">
      <style:text-properties officeooo:paragraph-rsid="0026dd0c"/>
    </style:style>
    <style:style style:name="P14" style:family="paragraph" style:parent-style-name="Standard">
      <style:text-properties officeooo:paragraph-rsid="002849aa"/>
    </style:style>
    <style:style style:name="P15" style:family="paragraph" style:parent-style-name="Standard">
      <style:text-properties officeooo:paragraph-rsid="002b4b1d"/>
    </style:style>
    <style:style style:name="T1" style:family="text">
      <style:text-properties style:language-asian="zh" style:country-asian="TW"/>
    </style:style>
    <style:style style:name="T2" style:family="text">
      <style:text-properties officeooo:rsid="006f7f2a" style:language-asian="zh" style:country-asian="TW"/>
    </style:style>
    <style:style style:name="T3" style:family="text">
      <style:text-properties officeooo:rsid="002849aa" style:language-asian="zh" style:country-asian="TW"/>
    </style:style>
    <style:style style:name="T4" style:family="text">
      <style:text-properties officeooo:rsid="0029b0a2" style:language-asian="zh" style:country-asian="TW"/>
    </style:style>
    <style:style style:name="T5" style:family="text">
      <style:text-properties officeooo:rsid="002b4b1d" style:language-asian="zh" style:country-asian="TW"/>
    </style:style>
    <style:style style:name="T6" style:family="text">
      <style:text-properties officeooo:rsid="002e40ab" style:language-asian="zh" style:country-asian="TW"/>
    </style:style>
    <style:style style:name="T7" style:family="text">
      <style:text-properties officeooo:rsid="002ebb05" style:language-asian="zh" style:country-asian="TW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language-asian="zh" style:country-asian="TW" style:font-weight-asian="bold" style:font-weight-complex="bold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274ea6" style:language-asian="zh" style:country-asian="TW" style:font-weight-asian="normal" style:font-weight-complex="normal"/>
    </style:style>
    <style:style style:name="T12" style:family="text">
      <style:text-properties style:text-underline-style="none" fo:font-weight="normal" officeooo:rsid="00274ea6" style:language-asian="zh" style:country-asian="TW" style:font-weight-asian="normal" style:font-weight-complex="normal" loext:padding="0cm" loext:border="none"/>
    </style:style>
    <style:style style:name="T13" style:family="text">
      <style:text-properties style:text-underline-style="none" fo:font-weight="normal" officeooo:rsid="0029b0a2" style:language-asian="zh" style:country-asian="TW" style:font-weight-asian="normal" style:font-weight-complex="normal"/>
    </style:style>
    <style:style style:name="T14" style:family="text">
      <style:text-properties style:text-underline-style="none" fo:font-weight="bold" officeooo:rsid="00274ea6" style:language-asian="zh" style:country-asian="TW" style:font-weight-asian="bold" style:font-weight-complex="bold"/>
    </style:style>
    <style:style style:name="T15" style:family="text">
      <style:text-properties fo:font-weight="normal" officeooo:rsid="0024e4f9" style:language-asian="zh" style:country-asian="TW" style:font-weight-asian="normal" style:font-weight-complex="normal"/>
    </style:style>
    <style:style style:name="T16" style:family="text">
      <style:text-properties officeooo:rsid="002b4b1d"/>
    </style:style>
    <style:style style:name="T17" style:family="text">
      <style:text-properties officeooo:rsid="002be9aa"/>
    </style:style>
    <style:style style:name="T18" style:family="text">
      <style:text-properties officeooo:rsid="002ebb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預設段落字型"><text:span text:style-name="T8">行政訴訟起訴狀</text:span></text:span><text:span text:style-name="預設段落字型"><text:span text:style-name="T9">（</text:span></text:span><text:span text:style-name="預設段落字型"><text:span text:style-name="T8">給付訴訟</text:span></text:span><text:span text:style-name="預設段落字型"><text:span text:style-name="T9">）</text:span></text:span></text:p>
      <text:p text:style-name="Standard"><text:span text:style-name="預設段落字型"/></text:p>
      <text:p text:style-name="Standard"><text:span text:style-name="預設段落字型">案號及股別：</text:span></text:p>
      <text:p text:style-name="Standard"><text:span text:style-name="預設段落字型">訴訟標的金額或價額：新臺幣 <text:s text:c="14"/>元</text:span></text:p>
      <text:p text:style-name="Standard"><text:span text:style-name="預設段落字型"/></text:p>
      <text:p text:style-name="Standard"><text:span text:style-name="預設段落字型">原告：彭聖耀</text:span></text:p>
      <text:p text:style-name="Standard"><text:span text:style-name="預設段落字型">身分證字號：A126169836</text:span></text:p>
      <text:p text:style-name="Standard"><text:span text:style-name="預設段落字型">性別：男</text:span></text:p>
      <text:p text:style-name="Standard"><text:span text:style-name="預設段落字型">生日：74年12月2日</text:span></text:p>
      <text:p text:style-name="Standard"><text:span text:style-name="預設段落字型">戶籍地： 台北市中正區幸福里11鄰杭州南路一段23號9樓之6<text:tab/>郵遞區號：100023</text:span></text:p>
      <text:p text:style-name="Standard"><text:span text:style-name="預設段落字型">現住地： 台北市信義區黎安里8鄰和平東路三段509巷4號3樓<text:tab/>郵遞區號：110001</text:span></text:p>
      <text:p text:style-name="Standard"><text:span text:style-name="預設段落字型">電話：0986046505</text:span></text:p>
      <text:p text:style-name="Standard"><text:span text:style-name="預設段落字型">是否聲請『案件進度線上查詢服務』：是</text:span></text:p>
      <text:p text:style-name="Standard"><text:span text:style-name="預設段落字型">電子郵件：</text:span><text:a xlink:type="simple" xlink:href="mailto:kentnewbie@hotmail.com" text:style-name="Internet_20_link" text:visited-style-name="Visited_20_Internet_20_Link"><text:span text:style-name="預設段落字型">kentnewbie@hotmail.com</text:span></text:a></text:p>
      <text:p text:style-name="Standard"><text:span text:style-name="預設段落字型"/></text:p>
      <text:p text:style-name="Standard"><text:span text:style-name="預設段落字型">被告：環境部資源循環署</text:span></text:p>
      <text:p text:style-name="Standard"><text:span text:style-name="預設段落字型">設籍地：</text:span></text:p>
      <text:p text:style-name="Standard"><text:span text:style-name="預設段落字型"><text:tab/>第1辦公室地址：臺北市中正區中華路一段83號8樓<text:line-break/><text:tab/>第2辦公室地址：臺北市中正區衡陽路99號13樓 </text:span></text:p>
      <text:p text:style-name="Standard"><text:span text:style-name="預設段落字型">現住地：同上</text:span></text:p>
      <text:p text:style-name="Standard"><text:span text:style-name="預設段落字型">代表人：賴瑩瑩</text:span></text:p>
      <text:p text:style-name="Standard"><text:span text:style-name="預設段落字型"/></text:p>
      <text:p text:style-name="Standard"><text:span text:style-name="預設段落字型"><text:span text:style-name="T8">為訴請返還獎勵金一事：</text:span></text:span></text:p>
      <text:p text:style-name="Standard"><text:span text:style-name="預設段落字型"><text:span text:style-name="T8">訴之聲明</text:span></text:span></text:p>
      <text:p text:style-name="Standard"><text:span text:style-name="預設段落字型">一、被告應給付原告新台幣○○元及自民國○○年○○月○○日起至清償日止，按週年利率百分之○計算之利息。</text:span></text:p>
      <text:p text:style-name="Standard"><text:span text:style-name="預設段落字型">二、訴訟費用由被告負擔。</text:span></text:p>
      <text:p text:style-name="Standard"><text:span text:style-name="預設段落字型"/></text:p>
      <text:p text:style-name="Standard"><text:span text:style-name="預設段落字型"><text:span text:style-name="T8">事實及理由</text:span></text:span></text:p>
      <text:p text:style-name="Standard"><text:span text:style-name="預設段落字型"/></text:p>
      <text:p text:style-name="P7"><text:span text:style-name="T1">事件起因為</text:span><text:span text:style-name="預設段落字型"><text:span text:style-name="T1">環境部資源循環署開放民眾申請廢車回收獎勵金，原告卻遭遇未能如期發放獎勵金的情況，特起此訴</text:span></text:span></text:p>
      <text:p text:style-name="P7"><text:span text:style-name="預設段落字型"/></text:p>
      <text:p text:style-name="P14"><text:span text:style-name="T1">原告於車主彭武弘過世之後，辦理遺產繼承相關事項，其中關於汽機車部分，原告先在</text:span><text:span text:style-name="T6">113年4月19日於</text:span><text:span text:style-name="T1">台北市區監理所報廢其生前持有之機車牌照</text:span><text:span text:style-name="T3">(牌號EGK-885及牌號</text:span><text:span text:style-name="T4">288-HYF</text:span><text:span text:style-name="T3">)</text:span><text:span text:style-name="T1">，接著於</text:span><text:span text:style-name="T10">台灣山葉機車 忠豪車業有限公司 </text:span><text:span text:style-name="預設段落字型"><text:span text:style-name="T14">(</text:span></text:span><text:span text:style-name="T11">所在地：</text:span><text:span text:style-name="T12">台北市中正區忠孝東路二段31號</text:span><text:span text:style-name="T11"> )請其代為回收其生前持有之電動機車</text:span><text:span text:style-name="T13">(牌號EGK-885)</text:span><text:span text:style-name="T11">，再之後訪洽</text:span><text:span text:style-name="預設段落字型"><text:span text:style-name="T11">環境部資源循環署申請廢車回收獎勵金</text:span></text:span></text:p>
      <text:p text:style-name="P14"><text:span text:style-name="預設段落字型"><text:span text:style-name="T11"/></text:span></text:p>
      <text:p text:style-name="P14"><text:span text:style-name="T1">然因相關人員存在不正之因素，無法順利申請廢車回收獎勵金，在資源循環署這邊，說明車行因為該電動機車在監理所缺乏正確的車號，無法完成獎勵金登記的機制，而監理所則聲明，該車號不需要登記，不予改動，車行則是同樣認為監理所未登記車號，導致無法完成獎勵金登記</text:span></text:p>
      <text:p text:style-name="P14"><text:span text:style-name="T1"/></text:p>
      <text:p text:style-name="P11"><text:soft-page-break/>雖然在經過調查之後，看似監理所是可能出錯的政府機關，但因為原告在環境部資源循環署說明此問題時，遭到該機關自稱為劉倩之人，以拒絕的態度表明不願主動調查此事，而是要原告逕行投報長官或是走法律途徑，並且試圖打發原告離開，合理懷疑此事主要問題存在於<text:span text:style-name="預設段落字型">環境部資源循環署不願意發放獎勵金給予原告，而造成上述事件</text:span></text:p>
      <text:p text:style-name="P10"><text:span text:style-name="預設段落字型"/></text:p>
      <text:p text:style-name="P15"><text:span text:style-name="T5">又考察交通部公路局監理所和環境部</text:span><text:span text:style-name="預設段落字型"><text:span text:style-name="T5">資源循環署， 相比之下後者理論上為層級較高行政單位，且獎勵金之發放，為後者提出的服務，故告發環境部資源循環署，可能有不法吞沒民眾獎勵金之情事，或行潛規則之一事。</text:span></text:span></text:p>
      <text:p text:style-name="P15"><text:span text:style-name="預設段落字型"><text:span text:style-name="T7"/></text:span></text:p>
      <text:p text:style-name="P12">因原告屬於一般民眾，無太大調查/行政權力，請法院代為查詢此事正確的程序，由監理所改正<text:span text:style-name="T18">(登記車號)</text:span>、或是車行改正<text:span text:style-name="T18">(改為無車號可登記)</text:span>、或是<text:span text:style-name="預設段落字型"><text:span text:style-name="T16">環境部資源循環署改正</text:span></text:span><text:span text:style-name="預設段落字型"><text:span text:style-name="T18">(回收系統方面修正)</text:span></text:span><text:span text:style-name="預設段落字型"><text:span text:style-name="T16">，使獎勵金發放能正常進行</text:span></text:span></text:p>
      <text:p text:style-name="Standard"><text:span text:style-name="預設段落字型"/></text:p>
      <text:p text:style-name="P9">除獎勵金<text:span text:style-name="T18">300元</text:span>外，原告於調查此事所花費的時間、交通費、電話費、訴訟印製費等等費用，均由被告負擔</text:p>
      <text:p text:style-name="Standard"><text:span text:style-name="預設段落字型"/></text:p>
      <text:p text:style-name="P3">此致</text:p>
      <text:p text:style-name="P3"/>
      <text:p text:style-name="P4"><text:span text:style-name="T15"><text:tab/>臺北高等行政法院　公鑒</text:span></text:p>
      <text:p text:style-name="P4"/>
      <text:p text:style-name="P4">中 華 民 國<text:span text:style-name="T2">113</text:span> <text:span text:style-name="T1">年月</text:span>日</text:p>
      <text:p text:style-name="P4"/>
      <text:p text:style-name="P4">具狀人<text:span text:style-name="T1">：彭聖耀</text:span></text:p>
      <text:p text:style-name="P4"><text:span text:style-name="預設段落字型">撰狀人</text:span><text:span text:style-name="預設段落字型"><text:span text:style-name="T1">：彭聖耀</text:span></text:span><text:span text:style-name="預設段落字型"> </text:span></text:p>
      <text:p text:style-name="P5"><text:span text:style-name="預設段落字型"/></text:p>
      <text:p text:style-name="P2">證據</text:p>
      <text:p text:style-name="P8">獎勵金頁面：</text:p>
      <text:p text:style-name="P13"><text:a xlink:type="simple" xlink:href="https://recycle.moenv.gov.tw/ConvenienceServices/Reward" text:style-name="Internet_20_link" text:visited-style-name="Visited_20_Internet_20_Link"><text:span text:style-name="預設段落字型">https://recycle.moenv.gov.tw/ConvenienceServices/Reward</text:span></text:a></text:p>
      <text:p text:style-name="P6"><text:span text:style-name="預設段落字型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標楷體" svg:font-family="標楷體" style:font-family-generic="script" style:font-pitch="fixed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  <style:font-face style:name="細明體" svg:font-family="細明體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1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游明朝1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TML_20_預設格式" style:display-name="HTML 預設格式" style:family="paragraph" style:parent-style-name="Text_20_body">
      <style:paragraph-properties fo:text-align="start" style:justify-single-word="false" fo:orphans="2" fo:widows="2" fo:hyphenation-ladder-count="no-limit" style:vertical-align="auto" style:snap-to-layout-grid="tru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細明體" fo:font-family="細明體" style:font-family-generic="modern" style:font-pitch="fixed" fo:font-size="12pt" style:letter-kerning="false" style:font-name-asian="細明體" style:font-family-asian="細明體" style:font-family-generic-asian="modern" style:font-pitch-asian="fixed" style:font-size-asian="12pt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游明朝1" style:font-family-asian="游明朝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游明朝1" style:font-family-asian="游明朝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預設段落字型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bookmark-start text:name="PageNumWizard_FOOTER_預設頁面樣式1"/><text:page-number text:select-page="current">4</text:page-number><text:bookmark-end text:name="PageNumWizard_FOOTER_預設頁面樣式1"/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6:02:04.037000000</meta:creation-date>
    <meta:generator>LibreOffice/7.6.6.3$Windows_X86_64 LibreOffice_project/d97b2716a9a4a2ce1391dee1765565ea469b0ae7</meta:generator>
    <dc:date>2024-06-13T17:26:31.424000000</dc:date>
    <meta:editing-duration>PT1H24M17S</meta:editing-duration>
    <meta:editing-cycles>19</meta:editing-cycles>
    <meta:document-statistic meta:table-count="0" meta:image-count="0" meta:object-count="0" meta:page-count="4" meta:paragraph-count="38" meta:word-count="1061" meta:character-count="1239" meta:non-whitespace-character-count="1205"/>
  </office:meta>
</office:document-meta>
</file>